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urityItemModifier.setSecurityProperty( NodeImpl parentImpl , Name name , Valu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curityItemModifier.SecurityItemModifi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curityItemModifier.removeSecurityItem( ItemImpl itemImp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curityItemModifier.setSecurityProperty( NodeImpl parentImpl , Name name , Value [ ]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curityItemModifier.addSecurityNode( NodeImpl parentImpl , Name name , Name nt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